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ef4e" officeooo:paragraph-rsid="000aef4e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b5a26" officeooo:paragraph-rsid="000b5a2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5a26" officeooo:paragraph-rsid="000b5a2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b5a26" officeooo:paragraph-rsid="000b5a26" style:font-size-asian="14pt" style:font-size-complex="16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officeooo:rsid="000b5a26" officeooo:paragraph-rsid="000b5a2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b5a26" officeooo:paragraph-rsid="000b5a26" style:font-size-asian="12.25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4pt" officeooo:rsid="000b5a26" officeooo:paragraph-rsid="000b5a26" style:font-size-asian="12.25pt" style:font-size-complex="14pt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4pt" officeooo:rsid="000b5a26" officeooo:paragraph-rsid="000b5a26" style:font-size-asian="12.25pt" style:font-size-complex="14pt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4pt" officeooo:rsid="000b5a26" officeooo:paragraph-rsid="000b5a26" style:font-size-asian="12.25pt" style:font-size-complex="14pt"/>
    </style:style>
    <style:style style:name="T1" style:family="text">
      <style:text-properties officeooo:rsid="000b5a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Roraima</text:p>
      <text:p text:style-name="P2">Disciplina: Sistemas Operacionais</text:p>
      <text:p text:style-name="P1"/>
      <text:p text:style-name="P1"/>
      <text:p text:style-name="P2"/>
      <text:p text:style-name="P1">Laboratório <text:span text:style-name="T1">de Sistemas Operacionais</text:span></text:p>
      <text:p text:style-name="P2">Aluno: Joshua Kook Ho Pereira</text:p>
      <text:p text:style-name="P2"/>
      <text:p text:style-name="P2"/>
      <text:p text:style-name="P2"/>
      <text:p text:style-name="P3">Prática A)</text:p>
      <text:list xml:id="list1286862451" text:style-name="L1">
        <text:list-item>
          <text:p text:style-name="P5">Porque como padrão do simulador, é utilizado um escalonamento circular, onde cada processo fica numa fila circular e possuem um tempo determinado para ser executado na CPU. Esses breves momentos onde dois processos estão prontos ocorre quando ao acabar a execução de um processo, o escalonador ir buscar o próximo da fila e enviá-lo para execução.</text:p>
        </text:list-item>
      </text:list>
      <text:p text:style-name="P6"/>
      <text:p text:style-name="P6">Prática B)</text:p>
      <text:list xml:id="list1930390525" text:style-name="L2">
        <text:list-item>
          <text:p text:style-name="P7">Ocorre starvation porque temos um processo de determinada prioridade (4) e um outro procecsso com menor prioridade (3), logo, será executado apenas aquele com maior prioridade, deixando o de menor prioridade na espera eterna. Para resolvermos este problema, podemos igualar a prioridade dos processos (diminuir a de um ou aumentar a de outro) ou fazermos uso da fila de prioridade.</text:p>
        </text:list-item>
      </text:list>
      <text:p text:style-name="P6"/>
      <text:p text:style-name="P6">Prática C)</text:p>
      <text:list xml:id="list584979640" text:style-name="L3">
        <text:list-item>
          <text:p text:style-name="P8">O espaço de endereçamento real máximo de um processo será equivalente à capacidade máxima de ambas as memórias principal e secundária juntas. </text:p>
        </text:list-item>
        <text:list-item>
          <text:p text:style-name="P8">O espaço de endereçamento real mínimo de um processo será equivalente ao menor tamanho da tabela de mapeamento que foi carregada. </text:p>
        </text:list-item>
        <text:list-item>
          <text:p text:style-name="P8">O tamanho da página virtual irá variar de acordo com as características do hardware e de sua arquitetura.</text:p>
        </text:list-item>
      </text:list>
      <text:p text:style-name="P6"/>
      <text:p text:style-name="P6">Prática D)</text:p>
      <text:list xml:id="list1506155722" text:style-name="L4">
        <text:list-item>
          <text:p text:style-name="P9">O simulador usa o critério onde ele irá dar o swap-out no processo com a menor chance de entrar na CPU.</text:p>
        </text:list-item>
        <text:list-item>
          <text:p text:style-name="P9">O processo irá ser transferido de volta para a memória principal quando este precisar ser executado, mas como ele não está na memória principal, será necessário buscá-lo na secundária e trazê-lo para a principal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8:20:41.959136992</meta:creation-date>
    <dc:date>2019-05-23T08:45:37.461788826</dc:date>
    <meta:editing-duration>PT14M24S</meta:editing-duration>
    <meta:editing-cycles>1</meta:editing-cycles>
    <meta:document-statistic meta:table-count="0" meta:image-count="0" meta:object-count="0" meta:page-count="1" meta:paragraph-count="15" meta:word-count="263" meta:character-count="1595" meta:non-whitespace-character-count="1352"/>
    <meta:generator>LibreOffice/6.0.7.3$Linux_X86_64 LibreOffice_project/00m0$Build-3</meta:generator>
  </office:meta>
</office:document-meta>
</file>